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02in"/>
    </style:style>
    <style:style style:name="ro1" style:family="table-row">
      <style:table-row-properties style:row-height="0.4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b2b2b2" style:text-align-source="fix" style:repeat-content="false" fo:wrap-option="wrap" fo:border-left="0.74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b2b2b2" style:text-align-source="fix" style:repeat-content="false" fo:wrap-option="wrap" fo:border-left="0.06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3" style:family="table-cell" style:parent-style-name="Default">
      <style:table-cell-properties fo:wrap-option="wrap" fo:border="0.06pt solid #b2b2b2" style:vertical-align="middl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26" style:family="table-cell" style:parent-style-name="Okay">
      <style:table-cell-properties style:text-align-source="fix" style:repeat-content="false" fo:wrap-option="wrap" fo:border="0.06pt solid #b2b2b2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J27"/>
      <style:map style:condition="cell-content()&lt;[$'Macro Area'.$B$3]-100" style:apply-style-name="Neutral" style:base-cell-address="Programme.J27"/>
      <style:map style:condition="cell-content()&gt;[$'Macro Area'.$B$3]" style:apply-style-name="Bad" style:base-cell-address="Programme.J27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9"/>
        <table:table-column table:style-name="co5" table:default-cell-style-name="ce18"/>
        <table:table-column table:style-name="co6" table:default-cell-style-name="ce9"/>
        <table:table-column table:style-name="co7" table:number-columns-repeated="1018" table:default-cell-style-name="ce18"/>
        <table:table-row table:style-name="ro1">
          <table:table-cell table:style-name="ce5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r. No.</text:p>
          </table:table-cell>
          <table:table-cell table:style-name="ce5" office:value-type="string" calcext:value-type="string">
            <text:p>Function</text:p>
          </table:table-cell>
          <table:table-cell table:style-name="ce5"/>
          <table:table-cell table:style-name="ce5" office:value-type="string" calcext:value-type="string">
            <text:p>Room Name</text:p>
          </table:table-cell>
          <table:table-cell table:style-name="ce5" office:value-type="string" calcext:value-type="string">
            <text:p>Occupants</text:p>
          </table:table-cell>
          <table:table-cell table:style-name="ce5" office:value-type="string" calcext:value-type="string">
            <text:p>No. of Rooms</text:p>
          </table:table-cell>
          <table:table-cell table:style-name="ce5" office:value-type="string" calcext:value-type="string">
            <text:p>Carpet Area in Sq. Mts.</text:p>
            <text:p>(a)</text:p>
          </table:table-cell>
          <table:table-cell table:style-name="ce5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number-columns-repeated="1014"/>
        </table:table-row>
        <table:table-row table:style-name="ro3">
          <table:table-cell table:style-name="ce16" office:value-type="string" calcext:value-type="string">
            <text:p>A</text:p>
          </table:table-cell>
          <table:table-cell table:style-name="ce19" office:value-type="string" calcext:value-type="string">
            <text:p>Workspace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rivat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Meeting Room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2"/>
          <table:table-cell table:style-name="ce25" table:formula="of:=IF([.I3]&lt;&gt;0;[.I3]*1.2;TRIM(&quot;&quot;))">
            <text:p/>
          </table:table-cell>
          <table:table-cell table:number-columns-repeated="1014"/>
        </table:table-row>
        <table:table-row table:style-name="ro4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Company Rented Workspac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2"/>
          <table:table-cell table:style-name="ce25" table:formula="of:=IF([.I4]&lt;&gt;0;[.I4]*1.2;TRIM(&quot;&quot;))">
            <text:p/>
          </table:table-cell>
          <table:table-cell table:number-columns-repeated="1014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3"/>
          <table:table-cell table:style-name="ce25" table:formula="of:=IF([.I5]&lt;&gt;0;[.I5]*1.2;TRIM(&quot;&quot;))">
            <text:p/>
          </table:table-cell>
          <table:table-cell table:number-columns-repeated="1014"/>
        </table:table-row>
        <table:table-row table:style-name="ro5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Open/Shared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hared Workspac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2"/>
          <table:table-cell table:style-name="ce25" table:formula="of:=IF([.I6]&lt;&gt;0;[.I6]*1.2;TRIM(&quot;&quot;))">
            <text:p/>
          </table:table-cell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Library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2"/>
          <table:table-cell table:style-name="ce25"/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eminar Hall(s)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2"/>
          <table:table-cell table:style-name="ce25"/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Workshop Areas</text:p>
          </table:table-cell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5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raining Rooms/ Classes</text:p>
          </table:table-cell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3"/>
          <table:table-cell table:style-name="ce25" table:formula="of:=IF([.I11]&lt;&gt;0;[.I11]*1.2;TRIM(&quot;&quot;))">
            <text:p/>
          </table:table-cell>
          <table:table-cell table:number-columns-repeated="1014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Leisure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Foodcourt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Dining</text:p>
          </table:table-cell>
          <table:table-cell table:style-name="ce15" table:number-columns-repeated="3"/>
          <table:table-cell table:style-name="ce25" table:formula="of:=IF([.I12]&lt;&gt;0;[.I12]*1.2;TRIM(&quot;&quot;))">
            <text:p/>
          </table:table-cell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Fast Food Outlets</text:p>
          </table:table-cell>
          <table:table-cell table:style-name="ce15" table:number-columns-repeated="3"/>
          <table:table-cell table:style-name="ce25" table:formula="of:=IF([.I13]&lt;&gt;0;[.I13]*1.2;TRIM(&quot;&quot;))">
            <text:p/>
          </table:table-cell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talls</text:p>
          </table:table-cell>
          <table:table-cell table:style-name="ce15" table:number-columns-repeated="3"/>
          <table:table-cell table:style-name="ce25" table:formula="of:=IF([.I14]&lt;&gt;0;[.I14]*1.2;TRIM(&quot;&quot;))">
            <text:p/>
          </table:table-cell>
          <table:table-cell table:number-columns-repeated="1014"/>
        </table:table-row>
        <table:table-row table:style-name="ro3">
          <table:table-cell table:style-name="ce15" table:number-columns-repeated="3"/>
          <table:table-cell table:style-name="ce21"/>
          <table:table-cell table:style-name="ce15"/>
          <table:table-cell table:style-name="ce23"/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Loung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eating</text:p>
          </table:table-cell>
          <table:table-cell table:style-name="ce15" table:number-columns-repeated="3"/>
          <table:table-cell table:style-name="ce25" table:formula="of:=IF([.I16]&lt;&gt;0;[.I16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Games</text:p>
          </table:table-cell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Gymnasium?</text:p>
          </table:table-cell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3"/>
          <table:table-cell table:style-name="ce15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Entrance Lobbies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5" table:formula="of:=IF([.I20]&lt;&gt;0;[.I20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arking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5" table:formula="of:=IF([.I21]&lt;&gt;0;[.I21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Waterfront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5" table:formula="of:=IF([.I22]&lt;&gt;0;[.I22]*1.2;TRIM(&quot;&quot;))">
            <text:p/>
          </table:table-cell>
          <table:table-cell table:number-columns-repeated="1014"/>
        </table:table-row>
        <table:table-row table:style-name="ro5">
          <table:table-cell table:style-name="ce15" table:number-columns-repeated="2"/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Public Open Space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5" table:formula="of:=IF([.I23]&lt;&gt;0;[.I23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3"/>
          <table:table-cell table:style-name="ce25" table:formula="of:=IF([.I24]&lt;&gt;0;[.I24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3"/>
          <table:table-cell table:style-name="ce25" table:formula="of:=IF([.I25]&lt;&gt;0;[.I25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3"/>
          <table:table-cell table:style-name="ce25" table:formula="of:=IF([.I26]&lt;&gt;0;[.I26]*1.2;TRIM(&quot;&quot;))">
            <text:p/>
          </table:table-cell>
          <table:table-cell table:number-columns-repeated="1014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office:value-type="string" calcext:value-type="string">
            <text:p>Total =</text:p>
          </table:table-cell>
          <table:table-cell table:style-name="ce15"/>
          <table:table-cell table:style-name="ce15" table:formula="of:=SUM([.I3:.I25])" office:value-type="float" office:value="0" calcext:value-type="float">
            <text:p>0</text:p>
          </table:table-cell>
          <table:table-cell table:style-name="ce26" table:formula="of:=SUM([.J3:.J25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28]&lt;&gt;0;[.I28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0" table:number-columns-spanned="4" table:number-rows-spanned="1"/>
          <table:covered-table-cell table:number-columns-repeated="3"/>
          <table:table-cell table:style-name="ce13"/>
          <table:table-cell table:number-columns-repeated="1014"/>
        </table:table-row>
        <table:table-row table:style-name="ro6">
          <table:table-cell/>
          <table:table-cell table:style-name="ce1"/>
          <table:table-cell/>
          <table:table-cell office:value-type="string" calcext:value-type="string">
            <text:p>Recreational Ground Reservation (LOS)</text:p>
          </table:table-cell>
          <table:table-cell table:number-columns-repeated="5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1]&lt;&gt;0;[.I31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2]&lt;&gt;0;[.I32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3]&lt;&gt;0;[.I33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4]&lt;&gt;0;[.I34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5]&lt;&gt;0;[.I35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6]&lt;&gt;0;[.I36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7]&lt;&gt;0;[.I37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8]&lt;&gt;0;[.I38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39]&lt;&gt;0;[.I39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0]&lt;&gt;0;[.I40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1]&lt;&gt;0;[.I41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2]&lt;&gt;0;[.I42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3]&lt;&gt;0;[.I43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4]&lt;&gt;0;[.I44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5]&lt;&gt;0;[.I45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6]&lt;&gt;0;[.I46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7]&lt;&gt;0;[.I47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8]&lt;&gt;0;[.I48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49]&lt;&gt;0;[.I49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0]&lt;&gt;0;[.I50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1]&lt;&gt;0;[.I51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2]&lt;&gt;0;[.I52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3]&lt;&gt;0;[.I53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4]&lt;&gt;0;[.I54]*1.2;TRIM(&quot;&quot;))">
            <text:p/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3" table:formula="of:=IF([.I55]&lt;&gt;0;[.I55]*1.2;TRIM(&quot;&quot;))">
            <text:p/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J27:Programme.J27">
            <calcext:condition calcext:apply-style-name="Good" calcext:value="between([$'Macro Area'.$B$3]-100,[$'Macro Area'.$B$3]-1)" calcext:base-cell-address="Programme.J27"/>
            <calcext:condition calcext:apply-style-name="Neutral" calcext:value="&lt;[$'Macro Area'.$B$3]-100" calcext:base-cell-address="Programme.J27"/>
            <calcext:condition calcext:apply-style-name="Bad" calcext:value="&gt;[$'Macro Area'.$B$3]" calcext:base-cell-address="Programme.J27"/>
          </calcext:conditional-format>
        </calcext:conditional-formats>
      </table:table>
      <table:table table:name="Macro Area" table:style-name="ta1">
        <table:table-column table:style-name="co8" table:default-cell-style-name="ce2"/>
        <table:table-column table:style-name="co7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FSI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7:42:51.499058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18:13:24.242120879</dc:date>
    <meta:editing-duration>PT1H15M54S</meta:editing-duration>
    <meta:editing-cycles>52</meta:editing-cycles>
    <meta:generator>LibreOffice/7.3.0.3$Linux_X86_64 LibreOffice_project/30$Build-3</meta:generator>
    <meta:document-statistic meta:table-count="2" meta:cell-count="114" meta:object-count="0"/>
  </office:meta>
</office:document-meta>
</file>